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15cm" fo:min-width="3.4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15cm" fo:min-width="4.3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15cm" fo:min-width="5.4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15cm" fo:min-width="2.9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15cm" fo:min-width="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2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5cm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gr11" style:family="graphic" style:parent-style-name="standard">
      <style:graphic-properties draw:stroke="none" svg:stroke-color="#000000" draw:fill="none" draw:fill-color="#ffffff" fo:min-height="1.65cm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="none"/>
      <style:paragraph-properties fo:text-align="center"/>
      <style:text-properties fo:font-size="14pt"/>
    </style:style>
    <style:style style:name="P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cm" svg:height="1.4cm" svg:x="4.8cm" svg:y="4.4cm">
          <text:p text:style-name="P1">Bitcoin N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8cm" svg:height="1.4cm" svg:x="12.3cm" svg:y="4.4cm">
          <text:p text:style-name="P1">Database Updat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9cm" svg:height="1.4cm" svg:x="4.6cm" svg:y="9.6cm">
          <text:p text:style-name="P1">Complex Operations API 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4cm" svg:height="1.4cm" svg:x="13.2cm" svg:y="9.5cm">
          <text:p text:style-name="P1">MongoDB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1.4cm" svg:x="11cm" svg:y="13.1cm">
          <text:p text:style-name="P1">User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2.3cm" svg:y1="5cm" svg:x2="8.7cm" svg:y2="5cm">
          <text:p/>
        </draw:line>
        <draw:frame draw:style-name="gr7" draw:text-style-name="P5" draw:layer="layout" svg:width="3.2cm" svg:height="0.725cm" svg:x="9.3cm" svg:y="4.175cm">
          <draw:text-box>
            <text:p text:style-name="P4"><text:span text:style-name="T1">get BLK files</text:span></text:p>
          </draw:text-box>
        </draw:frame>
        <draw:line draw:style-name="gr8" draw:text-style-name="P6" draw:layer="layout" svg:x1="15.4cm" svg:y1="5.8cm" svg:x2="15.4cm" svg:y2="9.5cm">
          <text:p/>
        </draw:line>
        <draw:frame draw:style-name="gr9" draw:text-style-name="P5" draw:layer="layout" svg:width="3.8cm" svg:height="0.8cm" svg:x="11.9cm" svg:y="7.1cm">
          <draw:text-box>
            <text:p text:style-name="P4"><text:span text:style-name="T1">add block</text:span></text:p>
          </draw:text-box>
        </draw:frame>
        <draw:line draw:style-name="gr8" draw:text-style-name="P6" draw:layer="layout" svg:x1="14.1cm" svg:y1="5.8cm" svg:x2="14.1cm" svg:y2="9.5cm">
          <text:p/>
        </draw:line>
        <draw:frame draw:style-name="gr10" draw:text-style-name="P5" draw:layer="layout" svg:width="3.7cm" svg:height="1.2cm" svg:x="15.3cm" svg:y="7.1cm">
          <draw:text-box>
            <text:p text:style-name="P4"><text:span text:style-name="T1">get transaction</text:span></text:p>
          </draw:text-box>
        </draw:frame>
        <draw:line draw:style-name="gr8" draw:text-style-name="P6" draw:layer="layout" svg:x1="12.4cm" svg:y1="13.1cm" svg:x2="14.8cm" svg:y2="10.9cm">
          <text:p/>
        </draw:line>
        <draw:frame draw:style-name="gr10" draw:text-style-name="P5" draw:layer="layout" svg:width="4.6cm" svg:height="1.2cm" svg:x="13.4cm" svg:y="11.932cm">
          <draw:text-box>
            <text:p text:style-name="P4"><text:span text:style-name="T1">get blocks</text:span></text:p>
          </draw:text-box>
        </draw:frame>
        <draw:line draw:style-name="gr8" draw:text-style-name="P6" draw:layer="layout" svg:x1="10.5cm" svg:y1="10.3cm" svg:x2="13.2cm" svg:y2="10.3cm">
          <text:p/>
        </draw:line>
        <draw:frame draw:style-name="gr10" draw:text-style-name="P5" draw:layer="layout" svg:width="4.6cm" svg:height="1.2cm" svg:x="10.7cm" svg:y="9.6cm">
          <draw:text-box>
            <text:p text:style-name="P4"><text:span text:style-name="T1">get blocks</text:span></text:p>
          </draw:text-box>
        </draw:frame>
        <draw:line draw:style-name="gr8" draw:text-style-name="P6" draw:layer="layout" svg:x1="11.5cm" svg:y1="13.1cm" svg:x2="8.8cm" svg:y2="11cm">
          <text:p/>
        </draw:line>
        <draw:frame draw:style-name="gr11" draw:text-style-name="P5" draw:layer="layout" svg:width="7.9cm" svg:height="1.9cm" svg:x="5.7cm" svg:y="11.9cm">
          <draw:text-box>
            <text:p text:style-name="P4"><text:span text:style-name="T1">get additional resour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20:43:20.442285265</meta:creation-date>
    <dc:date>2018-04-20T21:14:50.626113198</dc:date>
    <meta:editing-duration>PT31M27S</meta:editing-duration>
    <meta:editing-cycles>5</meta:editing-cycles>
    <meta:generator>LibreOffice/5.1.6.2$Linux_X86_64 LibreOffice_project/10m0$Build-2</meta:generator>
    <meta:document-statistic meta:object-count="17"/>
  </office:meta>
</office:document-meta>
</file>